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a578" officeooo:paragraph-rsid="001ea578"/>
    </style:style>
    <style:style style:name="P2" style:family="paragraph" style:parent-style-name="Standard">
      <style:text-properties officeooo:rsid="00215ed1" officeooo:paragraph-rsid="00215ed1"/>
    </style:style>
    <style:style style:name="P3" style:family="paragraph" style:parent-style-name="Standard">
      <style:text-properties officeooo:rsid="00244b4f" officeooo:paragraph-rsid="00244b4f"/>
    </style:style>
    <style:style style:name="P4" style:family="paragraph" style:parent-style-name="Standard">
      <style:text-properties officeooo:rsid="00244b4f" officeooo:paragraph-rsid="0029e782"/>
    </style:style>
    <style:style style:name="P5" style:family="paragraph" style:parent-style-name="Standard">
      <style:text-properties officeooo:rsid="00244b4f" officeooo:paragraph-rsid="002b8a6d"/>
    </style:style>
    <style:style style:name="P6" style:family="paragraph" style:parent-style-name="Standard">
      <style:text-properties officeooo:rsid="00244b4f" officeooo:paragraph-rsid="002e3226"/>
    </style:style>
    <style:style style:name="P7" style:family="paragraph" style:parent-style-name="Standard">
      <style:text-properties officeooo:rsid="00244b4f" officeooo:paragraph-rsid="0032de71"/>
    </style:style>
    <style:style style:name="P8" style:family="paragraph" style:parent-style-name="Standard">
      <style:text-properties officeooo:rsid="00244b4f" officeooo:paragraph-rsid="00372997"/>
    </style:style>
    <style:style style:name="P9" style:family="paragraph" style:parent-style-name="Standard">
      <style:text-properties officeooo:rsid="00372997" officeooo:paragraph-rsid="00372997"/>
    </style:style>
    <style:style style:name="P10" style:family="paragraph" style:parent-style-name="Standard">
      <style:text-properties officeooo:rsid="0040ac42" officeooo:paragraph-rsid="0040ac42"/>
    </style:style>
    <style:style style:name="P11" style:family="paragraph" style:parent-style-name="Standard">
      <style:text-properties officeooo:rsid="0040ac42" officeooo:paragraph-rsid="0047ba20"/>
    </style:style>
    <style:style style:name="P12" style:family="paragraph" style:parent-style-name="Standard">
      <style:text-properties officeooo:rsid="0040ac42" officeooo:paragraph-rsid="004880e0"/>
    </style:style>
    <style:style style:name="P13" style:family="paragraph" style:parent-style-name="Standard">
      <style:text-properties officeooo:rsid="0029e782" officeooo:paragraph-rsid="0029e782"/>
    </style:style>
    <style:style style:name="P14" style:family="paragraph" style:parent-style-name="Standard">
      <style:text-properties officeooo:rsid="0029e782" officeooo:paragraph-rsid="002b8a6d"/>
    </style:style>
    <style:style style:name="P15" style:family="paragraph" style:parent-style-name="Standard">
      <style:text-properties officeooo:rsid="0029e782" officeooo:paragraph-rsid="002e28cf"/>
    </style:style>
    <style:style style:name="P16" style:family="paragraph" style:parent-style-name="Standard">
      <style:text-properties officeooo:rsid="002de71b" officeooo:paragraph-rsid="002e3226"/>
    </style:style>
    <style:style style:name="P17" style:family="paragraph" style:parent-style-name="Standard">
      <style:text-properties officeooo:rsid="002de71b" officeooo:paragraph-rsid="002e51db"/>
    </style:style>
    <style:style style:name="P18" style:family="paragraph" style:parent-style-name="Standard">
      <style:text-properties officeooo:rsid="002de71b" officeooo:paragraph-rsid="002ea966"/>
    </style:style>
    <style:style style:name="P19" style:family="paragraph" style:parent-style-name="Standard">
      <style:text-properties officeooo:rsid="002de71b" officeooo:paragraph-rsid="002fae9e"/>
    </style:style>
    <style:style style:name="P20" style:family="paragraph" style:parent-style-name="Standard">
      <style:text-properties officeooo:rsid="002de71b" officeooo:paragraph-rsid="00315ddf"/>
    </style:style>
    <style:style style:name="P21" style:family="paragraph" style:parent-style-name="Standard">
      <style:text-properties officeooo:rsid="002de71b" officeooo:paragraph-rsid="0032de71"/>
    </style:style>
    <style:style style:name="P22" style:family="paragraph" style:parent-style-name="Standard">
      <style:text-properties officeooo:rsid="002de71b" officeooo:paragraph-rsid="00372997"/>
    </style:style>
    <style:style style:name="P23" style:family="paragraph" style:parent-style-name="Standard">
      <style:text-properties officeooo:rsid="00515815" officeooo:paragraph-rsid="00515815"/>
    </style:style>
    <style:style style:name="P24" style:family="paragraph" style:parent-style-name="Standard">
      <style:text-properties officeooo:rsid="00526adb" officeooo:paragraph-rsid="00526adb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center"/>
    </style:style>
    <style:style style:name="T1" style:family="text">
      <style:text-properties officeooo:rsid="001eeed5"/>
    </style:style>
    <style:style style:name="T2" style:family="text">
      <style:text-properties officeooo:rsid="00232cb2"/>
    </style:style>
    <style:style style:name="T3" style:family="text">
      <style:text-properties officeooo:rsid="002526aa"/>
    </style:style>
    <style:style style:name="T4" style:family="text">
      <style:text-properties officeooo:rsid="0026713f"/>
    </style:style>
    <style:style style:name="T5" style:family="text">
      <style:text-properties officeooo:rsid="00289ee4"/>
    </style:style>
    <style:style style:name="T6" style:family="text">
      <style:text-properties officeooo:rsid="0028c079"/>
    </style:style>
    <style:style style:name="T7" style:family="text">
      <style:text-properties officeooo:rsid="0028cc17"/>
    </style:style>
    <style:style style:name="T8" style:family="text">
      <style:text-properties officeooo:rsid="0029e782"/>
    </style:style>
    <style:style style:name="T9" style:family="text">
      <style:text-properties officeooo:rsid="0037e1e0"/>
    </style:style>
    <style:style style:name="T10" style:family="text">
      <style:text-properties officeooo:rsid="003c609b"/>
    </style:style>
    <style:style style:name="T11" style:family="text">
      <style:text-properties officeooo:rsid="003e12d7"/>
    </style:style>
    <style:style style:name="T12" style:family="text">
      <style:text-properties officeooo:rsid="003ebb11"/>
    </style:style>
    <style:style style:name="T13" style:family="text">
      <style:text-properties officeooo:rsid="003f4f8a"/>
    </style:style>
    <style:style style:name="T14" style:family="text">
      <style:text-properties officeooo:rsid="0040ac42"/>
    </style:style>
    <style:style style:name="T15" style:family="text">
      <style:text-properties officeooo:rsid="0042c9cf"/>
    </style:style>
    <style:style style:name="T16" style:family="text">
      <style:text-properties officeooo:rsid="0042d8e1"/>
    </style:style>
    <style:style style:name="T17" style:family="text">
      <style:text-properties officeooo:rsid="00446664"/>
    </style:style>
    <style:style style:name="T18" style:family="text">
      <style:text-properties officeooo:rsid="00456819"/>
    </style:style>
    <style:style style:name="T19" style:family="text">
      <style:text-properties officeooo:rsid="0046bf08"/>
    </style:style>
    <style:style style:name="T20" style:family="text">
      <style:text-properties officeooo:rsid="0047ba20"/>
    </style:style>
    <style:style style:name="T21" style:family="text">
      <style:text-properties officeooo:rsid="004880e0"/>
    </style:style>
    <style:style style:name="T22" style:family="text">
      <style:text-properties officeooo:rsid="00491d98"/>
    </style:style>
    <style:style style:name="T23" style:family="text">
      <style:text-properties officeooo:rsid="004ae678"/>
    </style:style>
    <style:style style:name="T24" style:family="text">
      <style:text-properties officeooo:rsid="004e90ef"/>
    </style:style>
    <style:style style:name="T25" style:family="text">
      <style:text-properties officeooo:rsid="005039cc"/>
    </style:style>
    <style:style style:name="T26" style:family="text">
      <style:text-properties officeooo:rsid="00513942"/>
    </style:style>
    <style:style style:name="T27" style:family="text">
      <style:text-properties officeooo:rsid="00526adb"/>
    </style:style>
    <style:style style:name="T28" style:family="text">
      <style:text-properties officeooo:rsid="00560222"/>
    </style:style>
    <style:style style:name="gr1" style:family="graphic">
      <style:graphic-properties draw:stroke="none" svg:stroke-color="#000000" draw:fill="none" draw:fill-color="#ffffff" fo:min-height="3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6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3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182cm" fo:min-width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182cm" fo:min-width="1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217cm" fo:min-width="1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157cm" fo:min-width="1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12cm" fo:min-width="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182cm" fo:min-width="1.4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134cm" fo:min-width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145cm" fo:min-width="1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r Betriebliche Wertschöpfungsprozess</text:p>
      <text:p text:style-name="P1"/>
      <text:p text:style-name="P1">------------------------------Betriebliche Prozesse und Wertschöpfung----------------------------------------</text:p>
      <text:p text:style-name="P1">→ <text:span text:style-name="T1">Aktivitäten innerhalb eines Unternehmens:</text:span></text:p>
      <text:p text:style-name="P1"><text:tab/>→<text:span text:style-name="T1"> Kernprozesse: Beschaffung → Produktion → Absatz.</text:span></text:p>
      <text:p text:style-name="P1"><text:tab/>→<text:span text:style-name="T1"> Unterstützungsprozesse: Personalmanagement, Finanzwesen… .</text:span></text:p>
      <text:p text:style-name="P2"><text:tab/><text:tab/>→ Notwendig damit der Kernprozess aufrecht erhalten werden kann.</text:p>
      <text:p text:style-name="P2"><text:tab/>→<text:span text:style-name="T2"> Führungsprozesse: geben allen Aktivitäten im Unternehmen, einen Rahmen und</text:span></text:p>
      <text:p text:style-name="P2"><text:tab/><text:tab/><text:span text:style-name="T2">eine Richtung.</text:span></text:p>
      <text:p text:style-name="P3"/>
      <text:p text:style-name="P3">→ Betriebliche Prozesse</text:p>
      <text:p text:style-name="P3"><text:tab/>→ Kernprozesse: Beschaffung von Materialien und Ressourcen (Produktionsfaktoren),</text:p>
      <text:p text:style-name="P3"><text:tab/><text:tab/>nach Fertigstellung des Produkts wird es nach Absatz beworben <text:span text:style-name="T3">(Werbung)</text:span> und <text:tab/><text:tab/><text:tab/>direkt oder indirekt über den Handel an den Kunden verkauft.</text:p>
      <text:p text:style-name="P3"><text:tab/>→<text:span text:style-name="T4"> Planung der Aktivitäten anhand der Planung der Absatzmenge.</text:span></text:p>
      <text:p text:style-name="P3"><text:tab/>→<text:span text:style-name="T5"> Anhand der geplanten Absatzmenge wird die Produktionsprogrammplanung (was, wann </text:span></text:p>
      <text:p text:style-name="P3"><text:tab/><text:tab/><text:span text:style-name="T5">und in welcher Menge soll produziert werden) durchgeführt.</text:span></text:p>
      <text:p text:style-name="P3"><text:tab/><text:tab/>→<text:span text:style-name="T6"> Grundlage für Beschaffung.</text:span></text:p>
      <text:p text:style-name="P3"><text:tab/><text:tab/><text:tab/>→<text:span text:style-name="T7"> Benötigte Mengen müssen auf Bestellungen aufgeteilt werden, Weil: <text:tab/><text:tab/><text:tab/><text:tab/><text:tab/>Lager kostet Geld, Zerfallsdatum…, (Bestellmengenplanung).</text:span></text:p>
      <text:p text:style-name="P4"><text:tab/>→<text:span text:style-name="T8">Fertigungslosgrößenplanung: Planung der Menge in einem Zeitraum (Charge) ohne </text:span></text:p>
      <text:p text:style-name="P13"><text:tab/><text:tab/>Unterbrechung.</text:p>
      <text:p text:style-name="P14"><text:tab/>→ Reihenfolgeplanung der Aufträge: Ablaufplanung.</text:p>
      <text:p text:style-name="P5"/>
      <text:p text:style-name="P14">→ Unterstützungsprozesse</text:p>
      <text:p text:style-name="P15"><text:tab/>→Unterstützen Kernprozesse. </text:p>
      <text:p text:style-name="P15"><text:tab/><text:tab/>→ Beispiel: Für Kernprozess benötigte Arbeitskräfte werden durch den <text:tab/><text:tab/><text:tab/><text:tab/><text:tab/>Unterstützungsprozess Personalmanagement geregelt.</text:p>
      <text:p text:style-name="P6"><text:tab/></text:p>
      <text:p text:style-name="P6"/>
      <text:p text:style-name="P16">→ Wertschöpfung</text:p>
      <text:p text:style-name="P16"><text:tab/>→ Die für ein Unternehmen zur Verfügung stehenden Ressourcen, möglichst geschickt</text:p>
      <text:p text:style-name="P16"><text:tab/><text:tab/>Kombinieren, ist Basis der Wertschöpfung.</text:p>
      <text:p text:style-name="P17"><text:tab/><text:tab/>Wertschöpfung = Differenz des Wertes der erbrachten Gesamtleistung und der von</text:p>
      <text:p text:style-name="P17"><text:tab/><text:tab/>anderen Betrieben erbrachte Vorleistung.</text:p>
      <text:p text:style-name="P18"><text:tab/><text:tab/>→ Beispiel: Bäckerei Vorleistungen sind eingekaufte Zutaten und Abschreibungen</text:p>
      <text:p text:style-name="P19"><text:tab/><text:tab/><text:tab/>(Verschleiß) der Maschinen.</text:p>
      <text:p text:style-name="P20"><text:tab/><text:tab/><text:tab/>Die erbrachte Gesamtleistung wird durch die Umsatzerlöse gebildet, <text:span text:style-name="T28">also:</text:span></text:p>
      <text:p text:style-name="P20"><text:tab/><text:tab/><text:tab/><text:tab/><text:span text:style-name="T28">Wertschöpfung = Umsatzerlöse – (eingekaufte Zutaten + Abschr.).</text:span></text:p>
      <text:p text:style-name="P21"><text:tab/><text:tab/><text:tab/><text:tab/>→ Abzüglich des Personalaufwandes ergibt sich der Gewinn, <text:span text:style-name="T28">also:</text:span></text:p>
      <text:p text:style-name="P21"><text:tab/><text:tab/><text:tab/><text:tab/><text:tab/><text:span text:style-name="T28">Gewinn = Wertschöpfung – Personalaufwand.</text:span></text:p>
      <text:p text:style-name="P7"/>
      <text:p text:style-name="P21">--------------------------------------------Wertschöpfungskette---------------------------------------------------</text:p>
      <text:p text:style-name="P22">→ Für hohe Wertschöpfung, kostengünstige Gestaltung von Beschaffung, Produktion und Absatz.</text:p>
      <text:p text:style-name="P8"><draw:frame text:anchor-type="paragraph" draw:z-index="0" draw:name="Form1" draw:style-name="gr1" draw:text-style-name="P25" svg:width="6.663cm" svg:height="3.41cm" svg:x="12.049cm" svg:y="0.319cm"><draw:text-box><text:p>→ Kunde gibt Auftrag an Unternehmen</text:p><text:p>→ Unternehmen Prüft anhand der Informationen, was benötigt wird.</text:p><text:p>→ Information fließt weiter an Zulieferer, der die Materialien bereitstellt</text:p></draw:text-box></draw:frame></text:p>
      <text:p text:style-name="P22"><draw:frame text:anchor-type="paragraph" draw:z-index="1" draw:name="Form2" draw:style-name="gr2" draw:text-style-name="P25" svg:width="6.857cm" svg:height="1.467cm" svg:x="-1.087cm" svg:y="0.219cm"><draw:text-box><text:p>→ Material geht an Unternehmen.</text:p><text:p>→ Produkt entsteht in Unternehmen.</text:p><text:p>→ Produkt wird an Kunde Verkauft.</text:p></draw:text-box></draw:frame><draw:frame text:anchor-type="paragraph" draw:z-index="4" draw:name="Form5" draw:style-name="gr5" draw:text-style-name="P25" svg:width="3.058cm" svg:height="3.945cm" svg:x="6.011cm" svg:y="2.695cm"><draw:text-box><text:p>Unternehmen</text:p><text:p/><text:p/><text:p>Informationsfluss</text:p><text:p/><text:p>Materialfluss</text:p><text:p/><text:p>Finanzfluss</text:p></draw:text-box></draw:frame><draw:frame text:anchor-type="paragraph" draw:z-index="5" draw:name="Form6" draw:style-name="gr6" draw:text-style-name="P25" svg:width="2.334cm" svg:height="0.698cm" svg:x="10.026cm" svg:y="4.884cm"><draw:text-box><text:p>Kunde</text:p></draw:text-box></draw:frame><draw:custom-shape text:anchor-type="paragraph" draw:z-index="8" draw:name="Form9" draw:style-name="gr9" svg:width="1.95cm" svg:height="0.433cm" svg:x="8.368cm" svg:y="6.20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Form10" draw:style-name="gr10" svg:width="1.371cm" svg:height="0.313cm" svg:x="4.207cm" svg:y="6.27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" draw:name="Form4" draw:style-name="gr4" draw:text-style-name="P25" svg:width="2.19cm" svg:height="0.489cm" svg:x="2.282cm" svg:y="4.957cm"><draw:text-box><text:p>Zulieferer</text:p></draw:text-box></draw:frame><text:s text:c="2"/></text:p>
      <text:p text:style-name="P9"/>
      <text:p text:style-name="P9"/>
      <text:p text:style-name="P9"><draw:line text:anchor-type="paragraph" draw:z-index="13" draw:name="Form14" draw:style-name="gr13" draw:text-style-name="P26" svg:x1="10.22cm" svg:y1="1.836cm" svg:x2="11.927cm" svg:y2="0.129cm"><text:p/></draw:line><draw:line text:anchor-type="paragraph" draw:z-index="12" draw:name="Form13" draw:style-name="gr13" draw:text-style-name="P26" svg:x1="3.918cm" svg:y1="2.87cm" svg:x2="1.561cm" svg:y2="0.224cm"><text:p/></draw:line></text:p>
      <text:p text:style-name="P9"/>
      <text:p text:style-name="P9"/>
      <text:p text:style-name="P9"><draw:custom-shape text:anchor-type="paragraph" draw:z-index="6" draw:name="Form7" draw:style-name="gr7" svg:width="0.844cm" svg:height="0.362cm" svg:x="9.282cm" svg:y="0.49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Form8" draw:style-name="gr8" svg:width="1.758cm" svg:height="0.362cm" svg:x="3.967cm" svg:y="0.49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Form11" draw:style-name="gr11" svg:width="1.925cm" svg:height="0.241cm" svg:x="3.967cm" svg:y="1.55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Form12" draw:style-name="gr12" svg:width="1.684cm" svg:height="0.362cm" svg:x="8.417cm" svg:y="1.52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" draw:name="Form3" draw:style-name="gr3" draw:text-style-name="P25" svg:width="5.677cm" svg:height="2.671cm" svg:x="13.058cm" svg:y="2.341cm"><draw:text-box><text:p>→ Kunde Zahlt für Produkt.</text:p><text:p>→ Geld fließt von Unternehmen an Zulieferer.</text:p></draw:text-box></draw:frame><draw:line text:anchor-type="paragraph" draw:z-index="14" draw:name="Form15" draw:style-name="gr13" draw:text-style-name="P26" svg:x1="9.738cm" svg:y1="3.692cm" svg:x2="12.696cm" svg:y2="2.514cm"><text:p/></draw:line><draw:custom-shape text:anchor-type="paragraph" draw:z-index="15" draw:name="Form16" draw:style-name="gr14" svg:width="1.516cm" svg:height="0.265cm" svg:x="8.223cm" svg:y="2.49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Form17" draw:style-name="gr15" svg:width="1.781cm" svg:height="0.29cm" svg:x="4.232cm" svg:y="2.51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9"><text:soft-page-break/></text:p>
      <text:p text:style-name="P9"/>
      <text:p text:style-name="P9">→<text:span text:style-name="T9"> Bullwhip-Effekt und Supply Chain Management (SCM)</text:span></text:p>
      <text:p text:style-name="P9"><text:tab/>→<text:span text:style-name="T10"> Ausgangspunkt: Produkte werden über mehrere Wertschöpfungsstufen Hergestellt.</text:span></text:p>
      <text:p text:style-name="P9"><text:tab/><text:tab/>→<text:span text:style-name="T10"> Wertschöpfungskette vom Rohstofflieferanten über diverse Stufen bis zum </text:span></text:p>
      <text:p text:style-name="P9"><text:tab/><text:tab/><text:tab/><text:span text:style-name="T10">Endkunden.</text:span></text:p>
      <text:p text:style-name="P9"><text:tab/>→<text:span text:style-name="T10"> Annahme: Isoliertes Handeln der Stufen</text:span></text:p>
      <text:p text:style-name="P9"><text:tab/><text:tab/>→<text:span text:style-name="T10"> kein transparenter Informationsfluss.</text:span></text:p>
      <text:p text:style-name="P9"><text:tab/><text:tab/>→<text:span text:style-name="T10"> lokale Informationsverarbeitung.</text:span></text:p>
      <text:p text:style-name="P9"><text:tab/><text:tab/>→<text:span text:style-name="T10"> isolierte Planung.</text:span></text:p>
      <text:p text:style-name="P9"><text:tab/><text:tab/>→<text:span text:style-name="T11"> Planung baut immer nur auf Bestellung der Folgestufe auf (Nur die Information</text:span></text:p>
      <text:p text:style-name="P9"><text:tab/><text:tab/><text:tab/><text:span text:style-name="T12">was bestellt wird, wird weitergegeben).</text:span></text:p>
      <text:p text:style-name="P9"><text:tab/><text:tab/><text:tab/>→<text:span text:style-name="T13"> Der Bullwhip-Effekt kann auftreten.</text:span></text:p>
      <text:p text:style-name="P9"><text:tab/><text:tab/><text:tab/><text:tab/>→<text:span text:style-name="T13"> Kleinere Schwankungen bei den Verkäufen an den Endkunden,</text:span></text:p>
      <text:p text:style-name="P9"><text:tab/><text:tab/><text:tab/><text:tab/><text:tab/><text:span text:style-name="T14">können zu größeren Schwankungen, entlang der Bestellungen,</text:span></text:p>
      <text:p text:style-name="P10"><text:tab/><text:tab/><text:tab/><text:tab/><text:tab/>der einzelnen Stufen in der Wertschöpfungskette, bis zum </text:p>
      <text:p text:style-name="P10"><text:tab/><text:tab/><text:tab/><text:tab/><text:tab/>Rohstofflieferanten führen.</text:p>
      <text:p text:style-name="P10"><text:tab/><text:tab/><text:tab/><text:tab/>→<text:span text:style-name="T15"> Beispiel:</text:span></text:p>
      <text:p text:style-name="P10"><text:tab/><text:tab/><text:tab/><text:tab/><text:tab/>→<text:span text:style-name="T15"> Steigerung der Endkundennachfrage.</text:span></text:p>
      <text:p text:style-name="P10"><text:tab/><text:tab/><text:tab/><text:tab/><text:tab/>→<text:span text:style-name="T16"> Einzelne Stufen wissen nur, durch Bestellungen, dass es</text:span></text:p>
      <text:p text:style-name="P10"><text:tab/><text:tab/><text:tab/><text:tab/><text:tab/><text:tab/><text:span text:style-name="T16">eine Steigerung der Nachfrage gibt.</text:span></text:p>
      <text:p text:style-name="P10"><text:tab/><text:tab/><text:tab/><text:tab/><text:tab/>→<text:span text:style-name="T16"> Angst vor Engpässen → man bestellt mehr als nötig bei der </text:span></text:p>
      <text:p text:style-name="P10"><text:tab/><text:tab/><text:tab/><text:tab/><text:tab/><text:tab/><text:span text:style-name="T17">Vorstufe, um die nächste Stufe beliefern zu können.</text:span></text:p>
      <text:p text:style-name="P10"><text:tab/><text:tab/><text:tab/><text:tab/><text:tab/><text:tab/><text:span text:style-name="T18">Dadurch werden die Planungen, bei vorangehenden <text:tab/><text:tab/><text:tab/><text:tab/><text:tab/><text:tab/>Stufen beeinflusst (sie müssen mehr Produzierten und</text:span></text:p>
      <text:p text:style-name="P10"><text:tab/><text:tab/><text:tab/><text:tab/><text:tab/><text:tab/><text:span text:style-name="T18">brauchen ebenfalls mehr Material).</text:span></text:p>
      <text:p text:style-name="P10"><text:tab/><text:tab/><text:tab/><text:tab/><text:tab/>→<text:span text:style-name="T19"> Normalisiert sich die Nachfrage wieder, hat man höhere</text:span></text:p>
      <text:p text:style-name="P10"><text:tab/><text:tab/><text:tab/><text:tab/><text:tab/><text:tab/><text:span text:style-name="T19">Bestände, die die Lagerkosten erhöhen.</text:span></text:p>
      <text:p text:style-name="P11"><text:tab/></text:p>
      <text:p text:style-name="P11"><text:tab/>→<text:span text:style-name="T20"> Es ist also notwendig, dass sich alle Stufen, in der Wertschöpfungskette, untereinander</text:span></text:p>
      <text:p text:style-name="P10"><text:tab/><text:tab/><text:span text:style-name="T20">abstimmen (Finanz-, Material- und Informationsfluss).</text:span></text:p>
      <text:p text:style-name="P10"><text:tab/><text:tab/>→<text:span text:style-name="T21"> Supply Chain Management (SCM)</text:span></text:p>
      <text:p text:style-name="P12"><text:tab/><text:tab/><text:tab/>→<text:span text:style-name="T21"> Planung und Steuerung der Finanz-, Material- und Informationsflüsse</text:span></text:p>
      <text:p text:style-name="P12"><text:tab/><text:tab/><text:tab/><text:tab/><text:span text:style-name="T21">vom Kunden bis zum Rohstofflieferant über die gesamte </text:span></text:p>
      <text:p text:style-name="P12"><text:tab/><text:tab/><text:tab/><text:tab/><text:span text:style-name="T21">Wertschöpfungskette bzw. Lieferkette.</text:span></text:p>
      <text:p text:style-name="P12"><text:tab/><text:tab/><text:tab/>→<text:span text:style-name="T22"> Ziele: </text:span></text:p>
      <text:p text:style-name="P12"><text:tab/><text:tab/><text:tab/><text:tab/>→<text:span text:style-name="T22"> Bestände innerhalb der Wertschöpfungskette abbauen, dadurch</text:span></text:p>
      <text:p text:style-name="P12"><text:tab/><text:tab/><text:tab/><text:tab/><text:tab/><text:span text:style-name="T22">Reduktion der Lagerhaltungskosten. Gleichzeitig soll die </text:span></text:p>
      <text:p text:style-name="P12"><text:tab/><text:tab/><text:tab/><text:tab/><text:tab/><text:span text:style-name="T23">Versorgungssicherheit hoch bleiben.</text:span></text:p>
      <text:p text:style-name="P12"><text:tab/><text:tab/><text:tab/><text:tab/>→<text:span text:style-name="T22"> Schneller und flexiblere Erfüllung von Kundenwünschen, durch </text:span></text:p>
      <text:p text:style-name="P12"><text:tab/><text:tab/><text:tab/><text:tab/><text:tab/><text:span text:style-name="T24">hohe Versorgungssicherheit bei Abbau der Bestände, mittels</text:span></text:p>
      <text:p text:style-name="P12"><text:tab/><text:tab/><text:tab/><text:tab/><text:tab/><text:span text:style-name="T24">besserer Abstimmung der Stufen (SCM).</text:span></text:p>
      <text:p text:style-name="P12"><text:tab/><text:tab/><text:tab/><text:tab/><text:tab/>→<text:span text:style-name="T25"> Durch die Ziele wird ein Wettbewerbsvorteil erreicht.</text:span></text:p>
      <text:p text:style-name="P12"/>
      <text:p text:style-name="P24"/>
      <text:p text:style-name="P12">→<text:span text:style-name="T26"> Digitalisierung</text:span></text:p>
      <text:p text:style-name="P12"><text:tab/>→<text:span text:style-name="T26"> Industrie 4.0</text:span></text:p>
      <text:p text:style-name="P12"><text:tab/><text:tab/>→<text:span text:style-name="T26"> Vernetzung von Maschinen und Abläufen durch Informations- und <text:tab/><text:tab/><text:tab/><text:tab/><text:tab/>Kommunikationstechnologien.</text:span></text:p>
      <text:p text:style-name="P23"><text:tab/><text:tab/>→ Technologischen Grundlagen heißen Industriel Internet of Things (IioT).</text:p>
      <text:p text:style-name="P23"><text:tab/></text:p>
      <text:p text:style-name="P23"><text:tab/>→<text:span text:style-name="T27"> Predictive Maintenance (vorausschauenden Instandhaltung)</text:span></text:p>
      <text:p text:style-name="P23"><text:soft-page-break/><text:tab/><text:tab/>→<text:span text:style-name="T27"> Mit digitalen Daten, Wartungs- und Servicearbeiten, auf Basis automatisch</text:span></text:p>
      <text:p text:style-name="P23"><text:tab/><text:tab/><text:tab/><text:span text:style-name="T27">erhobener Messdaten, vorhersehe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6:07:12.507126114</meta:creation-date>
    <meta:generator>LibreOffice/6.0.7.3$Linux_X86_64 LibreOffice_project/00m0$Build-3</meta:generator>
    <dc:date>2019-11-06T14:21:08.572343637</dc:date>
    <meta:editing-duration>PT3H10M44S</meta:editing-duration>
    <meta:editing-cycles>55</meta:editing-cycles>
    <meta:document-statistic meta:table-count="0" meta:image-count="0" meta:object-count="0" meta:page-count="3" meta:paragraph-count="85" meta:word-count="533" meta:character-count="4658" meta:non-whitespace-character-count="3955"/>
  </office:meta>
</office:document-meta>
</file>